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455" officeooo:paragraph-rsid="000ba455"/>
    </style:style>
    <style:style style:name="T1" style:family="text">
      <style:text-properties officeooo:rsid="000ba455"/>
    </style:style>
    <style:style style:name="fr1" style:family="graphic" style:parent-style-name="Formula">
      <style:graphic-properties style:vertical-pos="from-top" fo:padding="0cm" fo:border="none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mno: Edson Lipa Urbina</text:p>
      <text:p text:style-name="P1"/>
      <text:p text:style-name="P1">Cuantas iteracinoes del metodo punto fijo se debe efectuar para obtener una aporximacion r(n)con error absoluto menor que <draw:frame draw:style-name="fr1" draw:name="Objeto2" text:anchor-type="as-char" svg:y="-0.437cm" svg:width="0.945cm" svg:height="0.527cm" draw:z-index="1"><draw:object xlink:href="./Object 2" xlink:type="simple" xlink:show="embed" xlink:actuate="onLoad"/><draw:image xlink:href="./ObjectReplacements/Object 2" xlink:type="simple" xlink:show="embed" xlink:actuate="onLoad"/></draw:frame>partiendo <draw:frame draw:style-name="fr2" draw:name="Objeto5" text:anchor-type="as-char" svg:y="-0.377cm" svg:width="1.092cm" svg:height="0.531cm" draw:z-index="4"><draw:object xlink:href="./Object 5" xlink:type="simple" xlink:show="embed" xlink:actuate="onLoad"/><draw:image xlink:href="./ObjectReplacements/Object 5" xlink:type="simple" xlink:show="embed" xlink:actuate="onLoad"/></draw:frame>para resolver <draw:frame draw:style-name="fr2" draw:name="Objeto3" text:anchor-type="as-char" svg:y="-0.437cm" svg:width="1.702cm" svg:height="0.527cm" draw:z-index="2"><draw:object xlink:href="./Object 3" xlink:type="simple" xlink:show="embed" xlink:actuate="onLoad"/><draw:image xlink:href="./ObjectReplacements/Object 3" xlink:type="simple" xlink:show="embed" xlink:actuate="onLoad"/></draw:frame>con <draw:frame draw:style-name="fr2" draw:name="Objeto4" text:anchor-type="as-char" svg:y="-0.681cm" svg:width="2.896cm" svg:height="1.058cm" draw:z-index="3"><draw:object xlink:href="./Object 4" xlink:type="simple" xlink:show="embed" xlink:actuate="onLoad"/><draw:image xlink:href="./ObjectReplacements/Object 4" xlink:type="simple" xlink:show="embed" xlink:actuate="onLoad"/></draw:frame>?</text:p>
      <text:p text:style-name="P1"/>
      <text:p text:style-name="P1"/>
      <text:p text:style-name="Standard"><draw:frame draw:style-name="fr1" draw:name="Objeto1" text:anchor-type="as-char" svg:y="-0.681cm" svg:width="4.046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2" draw:name="Objeto6" text:anchor-type="as-char" svg:y="-0.683cm" svg:width="3.307cm" svg:height="1.06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2" draw:name="Objeto7" text:anchor-type="as-char" svg:y="-0.386cm" svg:width="2.404cm" svg:height="0.50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2" draw:name="Objeto8" text:anchor-type="as-char" svg:y="-0.377cm" svg:width="1.646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2" draw:name="Objeto9" text:anchor-type="as-char" svg:y="-0.704cm" svg:width="3.575cm" svg:height="1.08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Standard"/>
      <text:p text:style-name="Standard"><draw:frame draw:style-name="fr2" draw:name="Objeto10" text:anchor-type="as-char" svg:y="-0.437cm" svg:width="4.048cm" svg:height="0.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Standard"/>
      <text:p text:style-name="Standard"><draw:frame draw:style-name="fr2" draw:name="Objeto11" text:anchor-type="as-char" svg:y="-0.681cm" svg:width="3.078cm" svg:height="1.06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Standard"/>
      <text:p text:style-name="Standard"><draw:frame draw:style-name="fr2" draw:name="Objeto12" text:anchor-type="as-char" svg:y="-0.437cm" svg:width="5.179cm" svg:height="0.559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Standard"/>
      <text:p text:style-name="Standard"><draw:frame draw:style-name="fr2" draw:name="Objeto13" text:anchor-type="as-char" svg:y="-0.377cm" svg:width="1.741cm" svg:height="0.469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Standard"/>
      <text:p text:style-name="Standard"><draw:frame draw:style-name="fr2" draw:name="Objeto14" text:anchor-type="as-char" svg:y="-0.377cm" svg:width="1.217cm" svg:height="0.469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9:44:45.765198522</meta:creation-date>
    <dc:date>2017-04-23T21:55:42.530895204</dc:date>
    <meta:editing-duration>PT1M2S</meta:editing-duration>
    <meta:editing-cycles>1</meta:editing-cycles>
    <meta:document-statistic meta:table-count="0" meta:image-count="0" meta:object-count="14" meta:page-count="1" meta:paragraph-count="12" meta:word-count="27" meta:character-count="176" meta:non-whitespace-character-count="151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i>r</mi>
      <mrow>
        <mn>1</mn>
        <mo stretchy="false">=</mo>
        <mi>g</mi>
      </mrow>
      <mrow>
        <mrow>
          <mo fence="true" stretchy="false">(</mo>
          <mrow>
            <mn>2</mn>
          </mrow>
          <mo fence="true" stretchy="false">)</mo>
        </mrow>
        <mo stretchy="false">=</mo>
        <mrow>
          <mfrac>
            <msup>
              <mn>2</mn>
              <mn>2</mn>
            </msup>
            <mn>10</mn>
          </mfrac>
          <mo stretchy="false">+</mo>
          <mn>2</mn>
        </mrow>
        <mo stretchy="false">=</mo>
        <mn>1.8</mn>
      </mrow>
    </mrow>
    <annotation encoding="StarMath 5.0">r1=g(2)= {2^{2}} over {10}+2 =1.8
</annotation>
  </semantics>
</math>
</file>

<file path=Object 10/content.xml><?xml version="1.0" encoding="utf-8"?>
<math xmlns="http://www.w3.org/1998/Math/MathML" display="block">
  <semantics>
    <mrow>
      <mrow>
        <msup>
          <mn>0.72</mn>
          <mi>n</mi>
        </msup>
        <mrow>
          <mo fence="true" stretchy="false">|</mo>
          <mrow>
            <mrow>
              <mo stretchy="false">−</mo>
              <mn>0.2</mn>
            </mrow>
          </mrow>
          <mo fence="true" stretchy="false">|</mo>
        </mrow>
      </mrow>
      <mo stretchy="false">≤</mo>
      <mrow>
        <msup>
          <mn>10</mn>
          <mrow>
            <mo stretchy="false">−</mo>
            <mn>6</mn>
          </mrow>
        </msup>
        <mo stretchy="false">∗</mo>
        <mn>0.3</mn>
      </mrow>
    </mrow>
    <annotation encoding="StarMath 5.0">{0.72^{n}lline -0.2 rline}  &lt;= 10^{ -6 } *{0.3}
  </annotation>
  </semantics>
</math>
</file>

<file path=Object 11/content.xml><?xml version="1.0" encoding="utf-8"?>
<math xmlns="http://www.w3.org/1998/Math/MathML" display="block">
  <semantics>
    <mrow>
      <msup>
        <mn>0.72</mn>
        <mi>n</mi>
      </msup>
      <mo stretchy="false">≤</mo>
      <mfrac>
        <mrow>
          <msup>
            <mn>10</mn>
            <mrow>
              <mo stretchy="false">−</mo>
              <mn>6</mn>
            </mrow>
          </msup>
          <mo stretchy="false">∗</mo>
          <mn>0.3</mn>
        </mrow>
        <mn>0.2</mn>
      </mfrac>
    </mrow>
    <annotation encoding="StarMath 5.0">{0.72^{n}}  &lt;= 10^{ -6 } *{0.3}over{ 0.2 }
  </annotation>
  </semantics>
</math>
</file>

<file path=Object 12/content.xml><?xml version="1.0" encoding="utf-8"?>
<math xmlns="http://www.w3.org/1998/Math/MathML" display="block">
  <semantics>
    <mrow>
      <mrow>
        <mrow>
          <mrow>
            <mi>n</mi>
            <mo stretchy="false">∗</mo>
            <mi>log</mi>
          </mrow>
          <mrow>
            <mo fence="true" stretchy="false">(</mo>
            <mrow>
              <mn>0.72</mn>
            </mrow>
            <mo fence="true" stretchy="false">)</mo>
          </mrow>
        </mrow>
        <mo stretchy="false">≤</mo>
        <mrow>
          <msup>
            <mn>10</mn>
            <mrow>
              <mo stretchy="false">−</mo>
              <mn>6</mn>
            </mrow>
          </msup>
          <mo stretchy="false">∗</mo>
          <mi>log</mi>
        </mrow>
      </mrow>
      <mrow>
        <mo fence="true" stretchy="false">(</mo>
        <mrow>
          <mn>1.5</mn>
        </mrow>
        <mo fence="true" stretchy="false">)</mo>
      </mrow>
    </mrow>
    <annotation encoding="StarMath 5.0">{n *log(0.72) }  &lt;= 10^{ -6 } *log(1.5 )
  </annotation>
  </semantics>
</math>
</file>

<file path=Object 13/content.xml><?xml version="1.0" encoding="utf-8"?>
<math xmlns="http://www.w3.org/1998/Math/MathML" display="block">
  <semantics>
    <mrow>
      <mi>n</mi>
      <mo stretchy="false">≤</mo>
      <mn>40.82</mn>
    </mrow>
    <annotation encoding="StarMath 5.0">n   &lt;= 40.82
  </annotation>
  </semantics>
</math>
</file>

<file path=Object 14/content.xml><?xml version="1.0" encoding="utf-8"?>
<math xmlns="http://www.w3.org/1998/Math/MathML" display="block">
  <semantics>
    <mrow>
      <mi>n</mi>
      <mo stretchy="false">=</mo>
      <mn>40</mn>
    </mrow>
    <annotation encoding="StarMath 5.0">n   = 40
  </annotation>
  </semantics>
</math>
</file>

<file path=Object 2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{-6}</annotation>
  </semantics>
</math>
</file>

<file path=Object 3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o stretchy="false">=</mo>
      <mn>0</mn>
    </mrow>
    <annotation encoding="StarMath 5.0">x^{2}-2=0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n>2</mn>
              <mo stretchy="false">−</mo>
              <msup>
                <mi>x</mi>
                <mn>2</mn>
              </msup>
            </mrow>
            <mn>10</mn>
          </mfrac>
          <mo stretchy="false">+</mo>
          <mi>x</mi>
        </mrow>
      </mrow>
    </mrow>
    <annotation encoding="StarMath 5.0">g(x)= {2-x^{2}} over {10}+x </annotation>
  </semantics>
</math>
</file>

<file path=Object 5/content.xml><?xml version="1.0" encoding="utf-8"?>
<math xmlns="http://www.w3.org/1998/Math/MathML" display="block">
  <semantics>
    <mrow>
      <msub>
        <mi>r</mi>
        <mn>0</mn>
      </msub>
      <mo stretchy="false">=</mo>
      <mn>2</mn>
    </mrow>
    <annotation encoding="StarMath 5.0">r_{0}=2</annotation>
  </semantics>
</math>
</file>

<file path=Object 6/content.xml><?xml version="1.0" encoding="utf-8"?>
<math xmlns="http://www.w3.org/1998/Math/MathML" display="block">
  <semantics>
    <mrow>
      <mrow>
        <mo fence="true" stretchy="false">|</mo>
        <mrow>
          <mrow>
            <mi>P</mi>
            <mo stretchy="false">−</mo>
            <msub>
              <mi>P</mi>
              <mi>n</mi>
            </msub>
          </mrow>
        </mrow>
        <mo fence="true" stretchy="false">|</mo>
      </mrow>
      <mo stretchy="false">≤</mo>
      <mfrac>
        <mrow>
          <mo fence="true" stretchy="false">|</mo>
          <mrow>
            <mrow>
              <msub>
                <mi>P</mi>
                <mn>1</mn>
              </msub>
              <mo stretchy="false">−</mo>
              <msub>
                <mi>P</mi>
                <mn>0</mn>
              </msub>
            </mrow>
          </mrow>
          <mo fence="true" stretchy="false">|</mo>
        </mrow>
        <mrow>
          <mn>1</mn>
          <mo stretchy="false">−</mo>
          <mi>K</mi>
        </mrow>
      </mfrac>
    </mrow>
    <annotation encoding="StarMath 5.0">lline P-P_{n} rline  &lt;= {lline P_{1}-P_{0} rline} over {1-K}  </annotation>
  </semantics>
</math>
</file>

<file path=Object 7/content.xml><?xml version="1.0" encoding="utf-8"?>
<math xmlns="http://www.w3.org/1998/Math/MathML" display="block">
  <semantics>
    <mrow>
      <mi>K</mi>
      <mo stretchy="false">=</mo>
      <mrow>
        <mo fence="true" stretchy="false">|</mo>
        <mrow>
          <mrow>
            <mi>g</mi>
            <mi>'</mi>
            <mrow>
              <mo fence="true" stretchy="false">(</mo>
              <mrow>
                <mn>1.4</mn>
              </mrow>
              <mo fence="true" stretchy="false">)</mo>
            </mrow>
          </mrow>
        </mrow>
        <mo fence="true" stretchy="false">|</mo>
      </mrow>
    </mrow>
    <annotation encoding="StarMath 5.0">K  = {lline g'(1.4) rline}</annotation>
  </semantics>
</math>
</file>

<file path=Object 8/content.xml><?xml version="1.0" encoding="utf-8"?>
<math xmlns="http://www.w3.org/1998/Math/MathML" display="block">
  <semantics>
    <mrow>
      <mi>K</mi>
      <mo stretchy="false">=</mo>
      <mn>0.72</mn>
    </mrow>
    <annotation encoding="StarMath 5.0">K=0.72</annotation>
  </semantics>
</math>
</file>

<file path=Object 9/content.xml><?xml version="1.0" encoding="utf-8"?>
<math xmlns="http://www.w3.org/1998/Math/MathML" display="block">
  <semantics>
    <mrow>
      <mfrac>
        <mrow>
          <msup>
            <mn>0.72</mn>
            <mi>n</mi>
          </msup>
          <mrow>
            <mo fence="true" stretchy="false">|</mo>
            <mrow>
              <mrow>
                <mn>1.8</mn>
                <mo stretchy="false">−</mo>
                <mn>2</mn>
              </mrow>
            </mrow>
            <mo fence="true" stretchy="false">|</mo>
          </mrow>
        </mrow>
        <mrow>
          <mn>1</mn>
          <mo stretchy="false">−</mo>
          <mn>0.72</mn>
        </mrow>
      </mfrac>
      <mo stretchy="false">≤</mo>
      <msup>
        <mn>10</mn>
        <mrow>
          <mo stretchy="false">−</mo>
          <mn>6</mn>
        </mrow>
      </msup>
    </mrow>
    <annotation encoding="StarMath 5.0">{0.72^{n}lline 1.8-2 rline}over{1-0.72}  &lt;= 10^{ -6 }  </annotation>
  </semantics>
</math>
</file>